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sup>
              <mi>r</mi>
              <mn>2</mn>
            </msup>
            <mo stretchy="false">=</mo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+</mo>
              <msup>
                <mi>z</mi>
                <mn>2</mn>
              </msup>
            </mrow>
          </mrow>
        </mtd>
      </mtr>
      <mtr>
        <mtd columnalign="left">
          <mrow>
            <mrow>
              <mo fence="true" stretchy="false">(</mo>
              <mrow>
                <mrow>
                  <msup>
                    <mi>r</mi>
                    <mn>2</mn>
                  </msup>
                  <mo stretchy="false">−</mo>
                  <msup>
                    <mi>x</mi>
                    <mn>2</mn>
                  </msup>
                </mrow>
              </mrow>
              <mo fence="true" stretchy="false">)</mo>
            </mrow>
            <mo stretchy="false">=</mo>
            <mrow>
              <mo fence="true" stretchy="false">(</mo>
              <mrow>
                <mrow>
                  <msup>
                    <mi>y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row>
              <munderover>
                <mo stretchy="false">∫</mo>
                <mfrac>
                  <mrow>
                    <mo stretchy="false">−</mo>
                    <mi>s</mi>
                  </mrow>
                  <mn>2</mn>
                </mfrac>
                <mfrac>
                  <mi>s</mi>
                  <mn>2</mn>
                </mfrac>
              </munderover>
              <mn>1</mn>
            </mrow>
            <mrow>
              <mi mathvariant="italic">dx</mi>
              <mo stretchy="false">=</mo>
              <msubsup>
                <mrow>
                  <mo fence="true" stretchy="false">[</mo>
                  <mrow>
                    <mi>x</mi>
                  </mrow>
                  <mo fence="true" stretchy="false">]</mo>
                </mrow>
                <mfrac>
                  <mrow>
                    <mo stretchy="false">−</mo>
                    <mi>s</mi>
                  </mrow>
                  <mn>2</mn>
                </mfrac>
                <mfrac>
                  <mi>s</mi>
                  <mn>2</mn>
                </mfrac>
              </msubsup>
            </mrow>
            <mrow>
              <mspace width="2em"/>
              <mo stretchy="false">=</mo>
              <mspace width="2em"/>
            </mrow>
            <mi>s</mi>
          </mrow>
        </mtd>
      </mtr>
      <mtr>
        <mtd>
          <mrow/>
        </mtd>
      </mtr>
      <mtr>
        <mtd columnalign="left">
          <mrow>
            <mfrac>
              <mi>M</mi>
              <msup>
                <mi>s</mi>
                <mn>3</mn>
              </msup>
            </mfrac>
            <mrow>
              <munderover>
                <mo stretchy="false">∫</mo>
                <mfrac>
                  <mrow>
                    <mo stretchy="false">−</mo>
                    <mi>s</mi>
                  </mrow>
                  <mn>2</mn>
                </mfrac>
                <mfrac>
                  <mi>s</mi>
                  <mn>2</mn>
                </mfrac>
              </munderover>
              <mn>1</mn>
            </mrow>
            <mrow>
              <mi mathvariant="italic">dx</mi>
              <mo stretchy="false">=</mo>
              <mfrac>
                <mi>M</mi>
                <msup>
                  <mi>s</mi>
                  <mn>3</mn>
                </msup>
              </mfrac>
            </mrow>
            <mrow>
              <mi>s</mi>
              <mo stretchy="false">=</mo>
              <mfrac>
                <mi>M</mi>
                <msup>
                  <mi>s</mi>
                  <mn>2</mn>
                </msup>
              </mfrac>
            </mrow>
          </mrow>
        </mtd>
      </mtr>
    </mtable>
    <annotation encoding="StarMath 5.0">alignl r^2 = x^2 + y^2 + z^2 newline
alignl ( r^2 - x^2 ) = ( y^2 + z^2 ) newline newline
alignl int from{-s over 2} to{s over 2} 1 dx = [x] ^ { s over 2} _{ - s over 2} ~ =~ s newline newline

alignl M over {s^3} int from{-s over 2} to{s over 2} 1 dx =  M over {s^3} s = M over {s^2 }
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9T00:10:57.992000000</meta:creation-date>
    <dc:date>2020-09-29T11:01:21.643000000</dc:date>
    <meta:editing-duration>PT15M41S</meta:editing-duration>
    <meta:editing-cycles>3</meta:editing-cycles>
    <meta:generator>LibreOffice/6.4.1.2$Windows_X86_64 LibreOffice_project/4d224e95b98b138af42a64d84056446d09082932</meta:generator>
  </office:meta>
</office:document-meta>
</file>